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Neue" svg:font-family="HelveticaNeue"/>
    <style:font-face style:name="StarSymbol" svg:font-family="StarSymbol"/>
    <style:font-face style:name="Thorndale AMT1" svg:font-family="'Thorndale AMT'" style:font-family-generic="roman"/>
    <style:font-face style:name="Courier1" svg:font-family="Courier" style:font-family-generic="modern" style:font-pitch="fixed"/>
    <style:font-face style:name="Courier" svg:font-family="Courier"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Table1" style:family="table">
      <style:table-properties style:width="17.011cm" fo:margin-left="0cm" fo:margin-right="-0.012cm" table:align="margins"/>
    </style:style>
    <style:style style:name="Table1.A" style:family="table-column">
      <style:table-column-properties style:column-width="3.597cm" style:rel-column-width="13857*"/>
    </style:style>
    <style:style style:name="Table1.B" style:family="table-column">
      <style:table-column-properties style:column-width="5.406cm" style:rel-column-width="20830*"/>
    </style:style>
    <style:style style:name="Table1.C" style:family="table-column">
      <style:table-column-properties style:column-width="8.008cm" style:rel-column-width="3084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1.251cm" fo:margin-right="0cm" fo:text-indent="0cm" style:auto-text-indent="false"/>
    </style:style>
    <style:style style:name="P2" style:family="paragraph" style:parent-style-name="Heading_20_1">
      <style:paragraph-properties fo:break-before="pag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text-properties style:font-name="Thorndale AMT"/>
    </style:style>
    <style:style style:name="P5" style:family="paragraph" style:parent-style-name="XML">
      <style:paragraph-properties fo:margin-left="0cm" fo:margin-right="0cm" fo:text-indent="0cm" style:auto-text-indent="false"/>
      <style:text-properties fo:background-color="#ffff00"/>
    </style:style>
    <style:style style:name="P6" style:family="paragraph" style:parent-style-name="Text_20_body">
      <style:text-properties fo:color="#ff0000"/>
    </style:style>
    <style:style style:name="P7" style:family="paragraph" style:parent-style-name="Text_20_body">
      <style:text-properties style:font-name="Thorndale AMT1"/>
    </style:style>
    <style:style style:name="P8" style:family="paragraph" style:parent-style-name="Text_20_body">
      <style:text-properties fo:background-color="#ffff00"/>
    </style:style>
    <style:style style:name="P9" style:family="paragraph" style:parent-style-name="Table_20_Contents">
      <style:text-properties fo:color="#ff0000"/>
    </style:style>
    <style:style style:name="P10" style:family="paragraph" style:parent-style-name="Table_20_Contents">
      <style:text-properties fo:color="#ff0000" style:font-name="Courier"/>
    </style:style>
    <style:style style:name="P11" style:family="paragraph" style:parent-style-name="Table_20_Contents">
      <style:text-properties fo:color="#ff0000" style:font-name="Courier" fo:font-size="10pt" style:font-size-asian="10pt" style:font-size-complex="10pt"/>
    </style:style>
    <style:style style:name="P12" style:family="paragraph" style:parent-style-name="Table_20_Contents">
      <style:text-properties style:font-name="Courier"/>
    </style:style>
    <style:style style:name="P13" style:family="paragraph" style:parent-style-name="Heading_20_2">
      <style:text-properties fo:color="#ff0000"/>
    </style:style>
    <style:style style:name="P14" style:family="paragraph" style:parent-style-name="XML">
      <style:text-properties fo:background-color="#ffff00"/>
    </style:style>
    <style:style style:name="P15" style:family="paragraph" style:parent-style-name="XML">
      <style:text-properties style:font-name="Courier"/>
    </style:style>
    <style:style style:name="P16" style:family="paragraph" style:parent-style-name="XML">
      <style:text-properties fo:background-color="transparent"/>
    </style:style>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3">
      <style:text-properties fo:color="#ff0000" style:font-name="Courier"/>
    </style:style>
    <style:style style:name="P21" style:family="paragraph" style:parent-style-name="Text_20_body" style:list-style-name="L3">
      <style:text-properties fo:color="#ff0000" style:font-name="Courier"/>
    </style:style>
    <style:style style:name="P22" style:family="paragraph" style:parent-style-name="Text_20_body" style:list-style-name="L3">
      <style:text-properties fo:color="#ff0000" style:font-name="Courier"/>
    </style:style>
    <style:style style:name="P23" style:family="paragraph" style:parent-style-name="Text_20_body" style:list-style-name="L6">
      <style:text-properties fo:color="#ff0000"/>
    </style:style>
    <style:style style:name="P24" style:family="paragraph" style:parent-style-name="Text_20_body" style:list-style-name="L4">
      <style:text-properties style:font-name="Courier1"/>
    </style:style>
    <style:style style:name="P25" style:family="paragraph" style:parent-style-name="Text_20_body" style:list-style-name="L5">
      <style:text-properties style:font-name="Courier1"/>
    </style:style>
    <style:style style:name="P26" style:family="paragraph" style:parent-style-name="Text_20_body" style:list-style-name="L5">
      <style:text-properties style:font-name="Courier1"/>
    </style:style>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5">
      <style:text-properties style:font-name="Thorndale AMT1"/>
    </style:style>
    <style:style style:name="P30" style:family="paragraph" style:parent-style-name="Text_20_body" style:list-style-name="L8"/>
    <style:style style:name="P31" style:family="paragraph" style:parent-style-name="Text_20_body" style:list-style-name="L8">
      <style:text-properties style:font-name="Thorndale AMT"/>
    </style:style>
    <style:style style:name="P32" style:family="paragraph" style:parent-style-name="Text_20_body" style:list-style-name="L8"/>
    <style:style style:name="P33" style:family="paragraph" style:parent-style-name="Text_20_body" style:list-style-name="L8"/>
    <style:style style:name="P34" style:family="paragraph" style:parent-style-name="Text_20_body" style:list-style-name="L8"/>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9"/>
    <style:style style:name="P38" style:family="paragraph" style:parent-style-name="Text_20_body" style:list-style-name="L9"/>
    <style:style style:name="P39" style:family="paragraph" style:parent-style-name="Text_20_body" style:list-style-name="L8"/>
    <style:style style:name="P40" style:family="paragraph" style:parent-style-name="Text_20_body" style:list-style-name="L8"/>
    <style:style style:name="P41" style:family="paragraph" style:parent-style-name="Text_20_body" style:list-style-name="L8"/>
    <style:style style:name="P42" style:family="paragraph" style:parent-style-name="Text_20_body" style:list-style-name="L8"/>
    <style:style style:name="P43" style:family="paragraph" style:parent-style-name="Text_20_body" style:list-style-name="L8"/>
    <style:style style:name="P44" style:family="paragraph" style:parent-style-name="Text_20_body" style:list-style-name="L8"/>
    <style:style style:name="P45" style:family="paragraph" style:parent-style-name="Text_20_body" style:list-style-name="L6"/>
    <style:style style:name="P46" style:family="paragraph" style:parent-style-name="Text_20_body" style:list-style-name="L6"/>
    <style:style style:name="P47" style:family="paragraph" style:parent-style-name="Text_20_body" style:list-style-name="L6"/>
    <style:style style:name="P48" style:family="paragraph" style:parent-style-name="Text_20_body" style:list-style-name="L6"/>
    <style:style style:name="P49" style:family="paragraph" style:parent-style-name="Text_20_body" style:list-style-name="L6"/>
    <style:style style:name="P50" style:family="paragraph" style:parent-style-name="Text_20_body" style:list-style-name="L2">
      <style:paragraph-properties fo:margin-left="1.251cm" fo:margin-right="0cm" fo:text-indent="0cm" style:auto-text-indent="false"/>
    </style:style>
    <style:style style:name="P51" style:family="paragraph" style:parent-style-name="Text_20_body" style:list-style-name="L2">
      <style:paragraph-properties fo:margin-left="1.251cm" fo:margin-right="0cm" fo:text-indent="0cm" style:auto-text-indent="false"/>
    </style:style>
    <style:style style:name="P52" style:family="paragraph" style:parent-style-name="Text_20_body" style:list-style-name="L2">
      <style:paragraph-properties fo:margin-left="1.251cm" fo:margin-right="0cm" fo:text-indent="0cm" style:auto-text-indent="false"/>
    </style:style>
    <style:style style:name="P53" style:family="paragraph" style:parent-style-name="Text_20_body" style:list-style-name="L2">
      <style:paragraph-properties fo:margin-left="1.251cm" fo:margin-right="0cm" fo:text-indent="0cm" style:auto-text-indent="false"/>
    </style:style>
    <style:style style:name="P54" style:family="paragraph" style:parent-style-name="Text_20_body" style:list-style-name="L2">
      <style:paragraph-properties fo:margin-left="1.251cm" fo:margin-right="0cm" fo:text-indent="0cm" style:auto-text-indent="false"/>
    </style:style>
    <style:style style:name="P55" style:family="paragraph" style:parent-style-name="Text_20_body" style:list-style-name="L8">
      <style:paragraph-properties fo:margin-left="1.251cm" fo:margin-right="0cm" fo:text-indent="0cm" style:auto-text-indent="false"/>
      <style:text-properties style:font-name="Thorndale AMT"/>
    </style:style>
    <style:style style:name="P56" style:family="paragraph" style:parent-style-name="Text_20_body" style:list-style-name="L8">
      <style:paragraph-properties fo:margin-left="1.251cm" fo:margin-right="0cm" fo:text-indent="0cm" style:auto-text-indent="false"/>
      <style:text-properties style:font-name="Thorndale AMT"/>
    </style:style>
    <style:style style:name="P57" style:family="paragraph" style:parent-style-name="Text_20_body" style:list-style-name="L8">
      <style:paragraph-properties fo:margin-left="1.251cm" fo:margin-right="0cm" fo:text-indent="0cm" style:auto-text-indent="false"/>
      <style:text-properties style:font-name="Thorndale AMT"/>
    </style:style>
    <style:style style:name="P58" style:family="paragraph" style:parent-style-name="Text_20_body" style:list-style-name="L8">
      <style:paragraph-properties fo:margin-left="1.251cm" fo:margin-right="0cm" fo:text-indent="0cm" style:auto-text-indent="false"/>
      <style:text-properties style:font-name="Thorndale AMT"/>
    </style:style>
    <style:style style:name="P59" style:family="paragraph" style:parent-style-name="Text_20_body" style:list-style-name="L10">
      <style:paragraph-properties fo:margin-left="0cm" fo:margin-right="0cm" fo:text-indent="0cm" style:auto-text-indent="false"/>
      <style:text-properties style:font-name="Thorndale AMT"/>
    </style:style>
    <style:style style:name="P60" style:family="paragraph" style:parent-style-name="Text_20_body" style:list-style-name="L10">
      <style:paragraph-properties fo:margin-left="0cm" fo:margin-right="0cm" fo:text-indent="0cm" style:auto-text-indent="false"/>
      <style:text-properties style:font-name="Thorndale AMT"/>
    </style:style>
    <style:style style:name="P61" style:family="paragraph" style:parent-style-name="Text_20_body" style:list-style-name="L10">
      <style:paragraph-properties fo:margin-left="0cm" fo:margin-right="0cm" fo:text-indent="0cm" style:auto-text-indent="false"/>
      <style:text-properties style:font-name="Thorndale AMT"/>
    </style:style>
    <style:style style:name="P62" style:family="paragraph" style:parent-style-name="Table_20_Contents">
      <style:text-properties style:font-name="Courier"/>
    </style:style>
    <style:style style:name="T1" style:family="text">
      <style:text-properties style:font-name="Courier"/>
    </style:style>
    <style:style style:name="T2" style:family="text">
      <style:text-properties style:font-name="Courier1"/>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font-name="Thorndale AMT"/>
    </style:style>
    <style:style style:name="T6" style:family="text">
      <style:text-properties style:use-window-font-color="true" fo:font-size="12pt" fo:font-style="normal" fo:font-weight="normal" style:font-name-asian="HelveticaNeue" style:font-size-asian="12pt" style:font-style-asian="normal" style:font-weight-asian="normal" style:font-name-complex="HelveticaNeue" style:font-size-complex="12pt" style:font-style-complex="normal" style:font-weight-complex="normal"/>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Thorndale AMT1"/>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eb Based Management Tool for SLES</text:p>
      <text:p text:style-name="Subtitle">Fürth 2008</text:p>
      <text:p text:style-name="Subtitle">Author: Péter Varkoly</text:p>
      <text:p text:style-name="Text_20_body"/>
      <text:h text:style-name="Heading_20_1" text:outline-level="1">Introduction</text:h>
      <text:p text:style-name="Text_20_body">The goal of this project is to develop a web-based management tool to allow remote management of SLES based server. This tool consist of three main components: Web-Application, Management Daemon and Application libraries:</text:p>
      <text:list text:style-name="L1">
        <text:list-item>
          <text:p text:style-name="P17">Web-Application (WA): This can be provided by JSP / Tomcat. The application generates the web site based on input from the management deamon. How to generate the web site will be defined by following components:</text:p>
        </text:list-item>
      </text:list>
      <text:list text:style-name="L2">
        <text:list-item>
          <text:p text:style-name="P50">Templates.</text:p>
        </text:list-item>
        <text:list-item>
          <text:p text:style-name="P50">Stylesheets with CSS.</text:p>
        </text:list-item>
        <text:list-item>
          <text:p text:style-name="P50">Menu description in XML.</text:p>
        </text:list-item>
        <text:list-item>
          <text:p text:style-name="P50">Application description including the variable description <text:s/>in XML.</text:p>
        </text:list-item>
        <text:list-item>
          <text:p text:style-name="P50">Actual data.</text:p>
        </text:list-item>
      </text:list>
      <text:p text:style-name="P1">The templates and stylesheets allow the customer to customize the web-frontend.</text:p>
      <text:p text:style-name="P1">The last three components will be provided by the management daemon. </text:p>
      <text:list text:style-name="L1" text:continue-numbering="true">
        <text:list-item>
          <text:p text:style-name="P17">Management daemon (MD). This daemon communicates via XML stream with the web frontends. The management daemon is written in perl.</text:p>
        </text:list-item>
        <text:list-item>
          <text:p text:style-name="P17">Application libraries build the interface between the management daemon and the system. This libraries will be written in perl and the management daemon activates them during startup time of the deamon.</text:p>
        </text:list-item>
      </text:list>
      <text:h text:style-name="Heading_20_2" text:outline-level="2" text:is-list-header="true">How to Use this manual</text:h>
      <text:p text:style-name="P6">Red texts are planned but not implemented</text:p>
      <text:p text:style-name="P8">Text with yellow background are XML requests sended by WA to MD.</text:p>
      <text:p text:style-name="Text_20_body"><draw:frame draw:style-name="fr1" draw:name="Objekt1" text:anchor-type="paragraph" svg:x="1.667cm" svg:y="0.28cm" svg:width="14.109cm" svg:height="21.832cm" draw:z-index="0"><draw:object xlink:href="./Object 1" xlink:type="simple" xlink:show="embed" xlink:actuate="onLoad"/><draw:image xlink:href="./ObjectReplacements/Object 1" xlink:type="simple" xlink:show="embed" xlink:actuate="onLoad"/></draw:frame></text:p>
      <text:h text:style-name="P2" text:outline-level="1">The Communication between the Web Application and the Management Daemon</text:h>
      <text:p text:style-name="Text_20_body">The first action the WA has to do is to authenticat the user oposite the MD.</text:p>
      <text:h text:style-name="Heading_20_2" text:outline-level="2">Login</text:h>
      <text:p text:style-name="Text_20_body">After the setup communication the WA is ready to handle user actions. The first step is the login. The MD provides a login command:</text:p>
      <text:p text:style-name="P14">&lt;request name="login"&gt;</text:p>
      <text:p text:style-name="P14"><text:s text:c="2"/>&lt;username&gt;administrator&lt;/username&gt;</text:p>
      <text:p text:style-name="P14"><text:s text:c="2"/>&lt;userpassword&gt;secret&lt;/userpassword&gt;</text:p>
      <text:p text:style-name="P14"><text:s text:c="2"/>&lt;ip&gt;IP-Address-of-the-Client&lt;/ip&gt;</text:p>
      <text:p text:style-name="P14">&lt;/request&gt;</text:p>
      <text:p text:style-name="XML"/>
      <text:p text:style-name="XML">&lt;reply name="login" sessionid=“ASVADFFSSSDDDFF“ result="0"&gt;</text:p>
      <text:p text:style-name="XML"><text:s text:c="2"/>&lt;role&gt;administrator&lt;/role&gt;</text:p>
      <text:p text:style-name="XML"><text:s text:c="2"/>&lt;role&gt;user&lt;/role&gt;</text:p>
      <text:p text:style-name="XML">&lt;/reply&gt;</text:p>
      <text:p text:style-name="XML"/>
      <text:p text:style-name="Text_20_body">After the user has sucessfully logged in the WA asks the menu (e.m. the avaiable applications) for <text:s/>the actuall user. </text:p>
      <text:h text:style-name="Heading_20_2" text:outline-level="2">getMenu</text:h>
      <text:p text:style-name="Text_20_body">The menu sturcture is defined by the existing applications, and the application categories in wich these are ordered. The WA can request the menu description by the <text:span text:style-name="T1">getMenu</text:span> command. Here is a sample for a XML menu description:</text:p>
      <text:p text:style-name="P14">&lt;/request name="getMenu" SESSIONID=“ASVADFFSSSDDDFF“&gt;</text:p>
      <text:p text:style-name="XML"/>
      <text:p text:style-name="XML">&lt;reply name="getMenu" result="0"&gt;</text:p>
      <text:p text:style-name="XML"><text:s text:c="2"/>&lt;category name="system"&gt;</text:p>
      <text:p text:style-name="XML"><text:s text:c="4"/>&lt;application&gt;systemShutDown&lt;/application&gt;</text:p>
      <text:p text:style-name="XML"><text:s text:c="4"/>&lt;application&gt;networkConfiguration&lt;/application&gt;</text:p>
      <text:p text:style-name="XML"><text:s text:c="4"/>&lt;application&gt;networkMonitor&lt;/application&gt;</text:p>
      <text:p text:style-name="XML"><text:s text:c="4"/>&lt;application&gt;systemLoadMonitor&lt;/application&gt;</text:p>
      <text:p text:style-name="XML"><text:s text:c="4"/>&lt;application&gt;diskMonitor&lt;/application&gt;</text:p>
      <text:p text:style-name="XML"><text:s text:c="2"/>&lt;/category&gt;</text:p>
      <text:p text:style-name="XML"><text:s text:c="2"/>&lt;category name="security"&gt;</text:p>
      <text:p text:style-name="XML"><text:s text:c="4"/>&lt;application&gt;caManagement&lt;/application&gt;</text:p>
      <text:p text:style-name="XML"><text:s text:c="4"/>&lt;application&gt;firewall&lt;/application&gt;</text:p>
      <text:p text:style-name="XML"><text:s text:c="2"/>&lt;/category&gt;</text:p>
      <text:p text:style-name="XML"><text:s text:c="2"/>&lt;category name="software"&gt;</text:p>
      <text:p text:style-name="XML"><text:s text:c="4"/>&lt;application&gt;updateManagemant&lt;/application&gt;</text:p>
      <text:p text:style-name="XML"><text:s text:c="4"/>&lt;application&gt;softwareSources&lt;/application&gt;</text:p>
      <text:p text:style-name="XML"><text:s text:c="4"/>&lt;application&gt;softwareManagemant&lt;/application&gt;</text:p>
      <text:p text:style-name="XML"><text:s text:c="2"/>&lt;/category&gt;</text:p>
      <text:p text:style-name="XML">&lt;/reply&gt;</text:p>
      <text:p text:style-name="XML"/>
      <text:p text:style-name="Text_20_body">This means that the MD provides 3 categories of applications: <text:span text:style-name="T2">system, security</text:span> and <text:span text:style-name="T2">software</text:span>. The categories are the menu items of the main menu. Furthermore there are 10 applications. This are the menue items of the submenus. Now the user can choose a main menu item and a submenu item. </text:p>
      <text:p text:style-name="P7">After asking for the menu structure, the WA can ask the capabitlies of each applications. Each application library has to provide a function named <text:span text:style-name="T4">getCapabilities</text:span>.<text:span text:style-name="T3"> Here are some sample </text:span><text:span text:style-name="T7">requests and the corresponding replies. This is normaly not neccessary becasue the MD everytime delivers </text:span><text:span text:style-name="T6">entire description of the data</text:span><text:span text:style-name="T7">.</text:span></text:p>
      <text:h text:style-name="Heading_20_2" text:outline-level="2">Getting the Capabilities of the systemShutDown Command</text:h>
      <text:p text:style-name="P14">&lt;/request application=“systemShutDown“ name=“getCapabilities“&gt;</text:p>
      <text:p text:style-name="P5"/>
      <text:p text:style-name="XML">&lt;reply application="systemShutDown“ name=“getCapabilities“ result="0"&gt;</text:p>
      <text:p text:style-name="XML"><text:s text:c="2"/>&lt;type&gt;command&lt;/type&gt;</text:p>
      <text:p text:style-name="XML"><text:s text:c="2"/>&lt;category&gt;system&lt;/category&gt;</text:p>
      <text:p text:style-name="XML"><text:s text:c="2"/>&lt;allowedRole&gt;admin&lt;alloweRole&gt;</text:p>
      <text:p text:style-name="XML"><text:s text:c="2"/>&lt;variable type="date"&gt;shutDownDate&lt;/variable&gt;</text:p>
      <text:p text:style-name="XML"><text:s text:c="2"/>&lt;variable type="time"&gt;shutDownTime&lt;/variable&gt;</text:p>
      <text:p text:style-name="XML"><text:s text:c="2"/>&lt;variable type="boolean"&gt;shutDownInmediatly&lt;/variable&gt;</text:p>
      <text:p text:style-name="XML"><text:s text:c="2"/>&lt;variable type="boolean"&gt;reboot&lt;/variable&gt;</text:p>
      <text:p text:style-name="XML">&lt;/reply&gt;</text:p>
      <text:h text:style-name="Heading_20_2" text:outline-level="2">Getting the Capabilities of the networkConfiguration Command</text:h>
      <text:p text:style-name="P14">&lt;/request application="networkConfiguration“ name=“getCapabilities“&gt;</text:p>
      <text:p text:style-name="P14"/>
      <text:p text:style-name="XML">&lt;reply application="networkConfiguration“ name=“getCapabilities“ result="0"&gt;</text:p>
      <text:p text:style-name="XML"><text:s text:c="2"/>&lt;type&gt;command&lt;/type&gt;</text:p>
      <text:p text:style-name="XML"><text:s text:c="2"/>&lt;category&gt;security&lt;/category&gt;</text:p>
      <text:p text:style-name="XML"><text:s text:c="2"/>&lt;allowedRole&gt;admin&lt;alloweRole&gt;</text:p>
      <text:p text:style-name="XML"><text:s text:c="2"/>&lt;variable type="IP"&gt;ipAddress&lt;/variable&gt;</text:p>
      <text:p text:style-name="XML"><text:s text:c="2"/>&lt;variable type="IP"&gt;networkMask&lt;/variable&gt;</text:p>
      <text:p text:style-name="XML"><text:s text:c="2"/>&lt;variable type="string"&gt;networkDevice&lt;/variable&gt;</text:p>
      <text:p text:style-name="XML"><text:s text:c="2"/>&lt;variable type="IP"&gt;destination&lt;/variable&gt;</text:p>
      <text:p text:style-name="XML"><text:s text:c="2"/>&lt;variable type="IP"&gt;gateway&lt;/variable&gt;</text:p>
      <text:p text:style-name="XML"><text:s text:c="2"/>&lt;variable type="IP"&gt;defaultGateway&lt;/variable&gt;</text:p>
      <text:p text:style-name="XML">&lt;/reply&gt;</text:p>
      <text:h text:style-name="P13" text:outline-level="2">Application Types </text:h>
      <text:p text:style-name="P6">The following application types are provided:</text:p>
      <text:list text:style-name="L3">
        <text:list-item>
          <text:p text:style-name="P20">command</text:p>
        </text:list-item>
        <text:list-item>
          <text:p text:style-name="P20">workflow</text:p>
        </text:list-item>
        <text:list-item>
          <text:p text:style-name="P20">inquiry</text:p>
        </text:list-item>
      </text:list>
      <text:p text:style-name="Text_20_body">At the time we only know commands.</text:p>
      <text:h text:style-name="Heading_20_2" text:outline-level="2">Workflow of an Action</text:h>
      <text:p text:style-name="Text_20_body">Assuming the user has choosed the main menu item <text:span text:style-name="T1">system</text:span> and the submenu item <text:span text:style-name="T1">systemShutDown</text:span>, the WA sends the following request to the MD:</text:p>
      <text:p text:style-name="P14">&lt;/request name="default" application="systemShutDown" <text:s/>sessionID="ASVADFFSSSDDDFF"&gt;</text:p>
      <text:p text:style-name="P14">&lt;/request&gt;</text:p>
      <text:p text:style-name="P14"/>
      <text:p text:style-name="Text_20_body">After verifying the <text:span text:style-name="T1">sessionID</text:span> the MA calls the <text:span text:style-name="T1">default</text:span> command of the application <text:s/><text:span text:style-name="T1">systemShutDown</text:span>. In our case the <text:span text:style-name="T1">default</text:span> command reads the actuall settings if and when the server have to been shut down and delivers this settings and the WA gets following reply:</text:p>
      <text:p text:style-name="P15">&lt;reply name="default" application="systemShutDown" <text:s/>sessionID="ASVADFFSSSDDDFF" result="0"&gt;</text:p>
      <text:p text:style-name="P15"><text:s text:c="2"/>&lt;shutDownDate&gt;2007-08-31&lt;/shutDownDate&gt;</text:p>
      <text:p text:style-name="P15"><text:s text:c="2"/>&lt;shutDownTime&gt;00:15&lt;/shutDownTime&gt;</text:p>
      <text:p text:style-name="P15"><text:s text:c="2"/>&lt;reboot&gt;1&lt;/reboot&gt;</text:p>
      <text:p text:style-name="P15"><text:s text:c="2"/>&lt;shutDownInmediatly&gt;0&lt;/shutDownInmediatly&gt;</text:p>
      <text:p text:style-name="P15"><text:s text:c="2"/>&lt;action&gt;reset&lt;/action&gt;</text:p>
      <text:p text:style-name="P15"><text:s text:c="2"/>&lt;action&gt;set&lt;/action&gt;</text:p>
      <text:p text:style-name="P15">&lt;/reply&gt;</text:p>
      <text:p text:style-name="XML"/>
      <text:p text:style-name="Text_20_body">Assuming that the user has pushed the <text:span text:style-name="T1">Reset</text:span> button, the WA sends following XML stream to the MD:</text:p>
      <text:p text:style-name="P14">&lt;request <text:span text:style-name="T1">name="reset" application="systemShutDown" <text:s/>sessionID="ASVADFFSSSDDDFF"</text:span>&gt;</text:p>
      <text:p text:style-name="P14"><text:s text:c="2"/>&lt;application&gt;systemShutDown&lt;/application&gt;</text:p>
      <text:p text:style-name="P14"><text:s text:c="2"/>&lt;sessionID&gt;ASVADFFSSSDDDFF&lt;/sessionID&gt;</text:p>
      <text:p text:style-name="P14"><text:s text:c="2"/>&lt;shutDownDate&gt;2007-08-31&lt;/shutDownDate&gt;</text:p>
      <text:p text:style-name="P14"><text:s text:c="2"/>&lt;shutDownTime&gt;00:15&lt;/shutDownTime&gt;</text:p>
      <text:p text:style-name="P14"><text:s text:c="2"/>&lt;reboot&gt;1&lt;/reboot&gt;</text:p>
      <text:p text:style-name="P14"><text:s text:c="2"/>&lt;shutDownInmediatly&gt;0&lt;/shutDownInmediatly&gt;</text:p>
      <text:p text:style-name="P14">&lt;/request&gt;</text:p>
      <text:p text:style-name="XML"/>
      <text:p text:style-name="P3">After verifying the <text:span text:style-name="T1">sessionID</text:span> the MA calls the <text:span text:style-name="T1">reset</text:span> command of the application <text:s/><text:span text:style-name="T1">systemShutDown</text:span>. <text:s/>This command delets the corresponding crontab entry and delivers the following reply for the WA:</text:p>
      <text:p text:style-name="P15">&lt;reply name="reset" application="systemShutDown" <text:s/>sessionID="ASVADFFSSSDDDFF" result="0"&gt;</text:p>
      <text:p text:style-name="P15"><text:s text:c="2"/>&lt;shutDownDate /&gt;</text:p>
      <text:p text:style-name="P15"><text:s text:c="2"/>&lt;shutDownTime /&gt;</text:p>
      <text:p text:style-name="P15"><text:s text:c="2"/>&lt;reboot&gt;0&lt;/reboot&gt;</text:p>
      <text:p text:style-name="P15"><text:s text:c="2"/>&lt;shutDownInmediatly&gt;0&lt;/shutDownInmediatly&gt;</text:p>
      <text:p text:style-name="P15"><text:s text:c="2"/>&lt;action&gt;reset&lt;/action&gt;</text:p>
      <text:p text:style-name="P15"><text:s text:c="2"/>&lt;action&gt;set&lt;/action&gt;</text:p>
      <text:p text:style-name="P15">&lt;/reply&gt;</text:p>
      <text:h text:style-name="P2" text:outline-level="1">The Structure of an XML Stream</text:h>
      <text:h text:style-name="Heading_20_2" text:outline-level="2">Root Tags</text:h>
      <text:p text:style-name="Text_20_body">The only root tag the DM can accept is at the time </text:p>
      <text:list text:style-name="L4">
        <text:list-item>
          <text:p text:style-name="P24">&lt;request&gt;</text:p>
        </text:list-item>
      </text:list>
      <text:p text:style-name="Text_20_body">At the time the MD delivers following root tags:</text:p>
      <text:list text:style-name="L5">
        <text:list-item>
          <text:p text:style-name="P25">&lt;reply&gt;: <text:span text:style-name="T8">this tag is a container for other tags (variables or commands lines tables catgories).</text:span></text:p>
        </text:list-item>
      </text:list>
      <text:list text:style-name="L6">
        <text:list-item>
          <text:p text:style-name="P27"><text:span text:style-name="T1">&lt;line&gt;:</text:span> this tag is a container for other tags (variables or commands). The tags of this container will be shown in one line. The tag <text:span text:style-name="T1">line</text:span> must have an attribute <text:span text:style-name="T1">name</text:span> which identifies the variables in this line.</text:p>
        </text:list-item>
      </text:list>
      <text:list text:style-name="L7">
        <text:list-item>
          <text:p text:style-name="P28"><text:span text:style-name="T1">&lt;table&gt;:</text:span> this tag is a container for <text:span text:style-name="T1">lines</text:span>. <text:s/>This tag must have an attribute <text:span text:style-name="T1">name</text:span>.</text:p>
        </text:list-item>
      </text:list>
      <text:list text:style-name="L5">
        <text:list-item text:start-value="1">
          <text:p text:style-name="P25">&lt;category&gt;: <text:span text:style-name="T8">this tag is a container for applications. <text:s/>This tag occurs only in replies for getMenu application. This tag must have an attribute name.</text:span></text:p>
        </text:list-item>
        <text:list-item>
          <text:p text:style-name="P29">Each variable can be an root tag if you have to provides more values for this variable. (lists and popups)</text:p>
        </text:list-item>
      </text:list>
      <text:p text:style-name="Text_20_body">The root tag can contains following attributes:</text:p>
      <text:list text:style-name="L8">
        <text:list-item text:start-value="1">
          <text:p text:style-name="P30"><text:span text:style-name="T1">name </text:span><text:span text:style-name="T5">The name of the child (By request, reply, table and category tags). </text:span></text:p>
        </text:list-item>
        <text:list-item>
          <text:p text:style-name="P55">in a request tag this is the name of the action of applicaction which have to be executed.</text:p>
        </text:list-item>
        <text:list-item>
          <text:p text:style-name="P55">in a reply tag this is the name of the action of applicaction which was executed.</text:p>
        </text:list-item>
        <text:list-item>
          <text:p text:style-name="P55">in a table tag is the identifier of the table. This will be replyed as attribute table in the relies.</text:p>
        </text:list-item>
        <text:list-item>
          <text:p text:style-name="P55">in a category tab this is the name of the appliaction category</text:p>
        </text:list-item>
        <text:list-item>
          <text:p text:style-name="P31"><text:span text:style-name="T1">application</text:span> The name of the corresponding application. (By reply and request tags)</text:p>
        </text:list-item>
        <text:list-item>
          <text:p text:style-name="P30"><text:span text:style-name="T1">sessionID</text:span><text:span text:style-name="T5"> The session ID created by MD after login. (By reply and request tags)</text:span></text:p>
        </text:list-item>
        <text:list-item>
          <text:p text:style-name="P30"><text:span text:style-name="T1">result</text:span><text:span text:style-name="T5"> This attribute can exist only in reply tags. If 0 no error occured in other case this attribute contains the error message. The body of the reply must/can contain a detailed description of the error.</text:span></text:p>
        </text:list-item>
        <text:list-item>
          <text:p text:style-name="P30"><text:span text:style-name="T1">line</text:span><text:span text:style-name="T5"> This attribute contains the name of a line. (By reply tag)</text:span></text:p>
        </text:list-item>
        <text:list-item>
          <text:p text:style-name="P30"><text:span text:style-name="T1">table</text:span><text:span text:style-name="T5"> This attribute contains the name of a table (By reply tag) </text:span></text:p>
        </text:list-item>
      </text:list>
      <text:h text:style-name="Heading_20_2" text:outline-level="2">Data Tags</text:h>
      <text:p text:style-name="Text_20_body">There are some conventions for the variable names:</text:p>
      <text:list text:style-name="L9">
        <text:list-item>
          <text:p text:style-name="P36">The variable names may contain only following characters: <text:span text:style-name="T2">a-zA-Z0-9._</text:span></text:p>
        </text:list-item>
        <text:list-item>
          <text:p text:style-name="P36">The variable names must start with a lower case letter.</text:p>
        </text:list-item>
        <text:list-item>
          <text:p text:style-name="P36">If a variable hase more then one value in a reply the data tag is a root tag and the values will be delivered in <text:span text:style-name="T2">&lt;value&gt; </text:span><text:span text:style-name="T8">tags. Each </text:span><text:span text:style-name="T2">&lt;value&gt; </text:span><text:span text:style-name="T8">tag can contain the attribute </text:span><text:span text:style-name="T2">label</text:span><text:span text:style-name="T8"> for labeling the value. The default vaule(s) will be given in </text:span><text:span text:style-name="T2">&lt;default&gt;</text:span><text:span text:style-name="T8"> tags. The </text:span><text:span text:style-name="T2">&lt;default&gt; </text:span><text:span text:style-name="T8">tag mus not contain any attributes. In request we only need the values but not the labels. In request only one variable tag may exists, and this contains pro line one value.</text:span></text:p>
        </text:list-item>
      </text:list>
      <text:h text:style-name="Heading_20_3" text:outline-level="3">Data Tag Attributes</text:h>
      <text:list text:style-name="L8">
        <text:list-item text:start-value="1">
          <text:p text:style-name="P30"><text:span text:style-name="T1">type</text:span> The type of the data. (See the table for the provided data types) Occurs only in reply XML-streams. The type „string“ need not to be given.</text:p>
        </text:list-item>
        <text:list-item>
          <text:p text:style-name="P30"><text:span text:style-name="T1">readonly</text:span> The value may not be modified. Occurs only in reply XML-streams.</text:p>
        </text:list-item>
        <text:list-item>
          <text:p text:style-name="P30"><text:span text:style-name="T1">label</text:span> The "label" of a HTML object. If not set the name of the tag have to be used. The LMD have to translate the labels if exists if not the LMD translates the name and inserts the translation as label. </text:p>
        </text:list-item>
        <text:list-item>
          <text:p text:style-name="P30"><text:span text:style-name="T1">line</text:span><text:span text:style-name="T5"> This tag contains the name of the line which the variable has contained. If the variable was not in a line, this attribute is emtpy. Occurs in request XML-stream.</text:span></text:p>
        </text:list-item>
        <text:list-item>
          <text:p text:style-name="P30"><text:span text:style-name="T1">table</text:span><text:span text:style-name="T5"> This tag contains the name of a table. Occurs in request XML-stream. </text:span></text:p>
        </text:list-item>
        <text:list-item>
          <text:p text:style-name="P30">You can use all HTML-Attributes like with, hight .. as data tag attribute.</text:p>
        </text:list-item>
      </text:list>
      <text:h text:style-name="Heading_20_2" text:outline-level="2">Special Tags</text:h>
      <text:list text:style-name="L6">
        <text:list-item text:start-value="1">
          <text:p text:style-name="P27"><text:span text:style-name="T1">&lt;action&gt;:</text:span> this tag defines an action which can be executed with the given data. Only reply stream can contains it. This will be implemented as a button. This tag can be inserted into lines too. </text:p>
        </text:list-item>
        <text:list-item>
          <text:p text:style-name="P27"><text:span text:style-name="T2">&lt;rightaction&gt;</text:span>: this tag defines an action which can be executed with the given data. Only reply stream can contains it. This will be implemented as a button on the right side on a GUI. This tag can not be inserted into lines. </text:p>
        </text:list-item>
        <text:list-item>
          <text:p text:style-name="P27"><text:span text:style-name="T2">&lt;title&gt;</text:span> Title of the application or action</text:p>
        </text:list-item>
        <text:list-item>
          <text:p text:style-name="P27"><text:span text:style-name="T2">&lt;subtile&gt;</text:span> Title of the action. </text:p>
        </text:list-item>
        <text:list-item>
          <text:p text:style-name="P23"><text:span text:style-name="T2">&lt;help&gt;</text:span> Help text for the corresponding action.</text:p>
        </text:list-item>
        <text:list-item>
          <text:p text:style-name="P27"><text:span text:style-name="T2">&lt;label&gt;</text:span> Some comment or warning. This will placed Between subtitle and other <text:s/></text:p>
        </text:list-item>
      </text:list>
      <text:p text:style-name="XML"/>
      <text:p text:style-name="Text_20_body">The following variable types are provided:</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Type</text:p>
          </table:table-cell>
          <table:table-cell table:style-name="Table1.A1" office:value-type="string">
            <text:p text:style-name="Table_20_Heading">HTML implementation</text:p>
          </table:table-cell>
          <table:table-cell table:style-name="Table1.C1" office:value-type="string">
            <text:p text:style-name="Table_20_Heading">Validation/XML Format</text:p>
          </table:table-cell>
        </table:table-row>
        <table:table-row>
          <table:table-cell table:style-name="Table1.A2" office:value-type="string">
            <text:p text:style-name="P12">string</text:p>
          </table:table-cell>
          <table:table-cell table:style-name="Table1.A2" office:value-type="string">
            <text:p text:style-name="Table_20_Contents">textfield</text:p>
          </table:table-cell>
          <table:table-cell table:style-name="Table1.C2" office:value-type="string">
            <text:p text:style-name="P9">Can be given by the attribute <text:span text:style-name="T1">validate</text:span>. This must be a valid perl regex.</text:p>
          </table:table-cell>
        </table:table-row>
        <table:table-row>
          <table:table-cell table:style-name="Table1.A2" office:value-type="string">
            <text:p text:style-name="P12">boolean</text:p>
          </table:table-cell>
          <table:table-cell table:style-name="Table1.A2" office:value-type="string">
            <text:p text:style-name="Table_20_Contents">checkbox</text:p>
          </table:table-cell>
          <table:table-cell table:style-name="Table1.C2" office:value-type="string">
            <text:p text:style-name="Table_20_Contents">1/0</text:p>
            <text:p text:style-name="Table_20_Contents">&lt;ok type=“boolean“&gt;0&lt;/ok&gt;</text:p>
          </table:table-cell>
        </table:table-row>
        <table:table-row>
          <table:table-cell table:style-name="Table1.A2" office:value-type="string">
            <text:p text:style-name="P12">checkbox</text:p>
          </table:table-cell>
          <table:table-cell table:style-name="Table1.A2" office:value-type="string">
            <text:p text:style-name="Table_20_Contents">checkbox</text:p>
          </table:table-cell>
          <table:table-cell table:style-name="Table1.C2" office:value-type="string">
            <text:p text:style-name="Table_20_Contents">Can reply multiple values.</text:p>
            <text:p text:style-name="Table_20_Contents">&lt;pc type=“checkbox“&gt;pc01&lt;/pc&gt;</text:p>
            <text:p text:style-name="Table_20_Contents">&lt;pc type=“checkbox“&gt;pc02&lt;/pc&gt;</text:p>
            <text:p text:style-name="Table_20_Contents">&lt;pc type=“checkbox“&gt;pc03&lt;/pc&gt;</text:p>
          </table:table-cell>
        </table:table-row>
        <table:table-row>
          <table:table-cell table:style-name="Table1.A2" office:value-type="string">
            <text:p text:style-name="P12">date</text:p>
          </table:table-cell>
          <table:table-cell table:style-name="Table1.A2" office:value-type="string">
            <text:p text:style-name="Table_20_Contents">3 textfields order corresponding to the local settings.</text:p>
          </table:table-cell>
          <table:table-cell table:style-name="Table1.C2" office:value-type="string">
            <text:p text:style-name="Table_20_Contents">&lt;now type=“date“&gt;YYYY-MM-DD&lt;/now&gt;</text:p>
          </table:table-cell>
        </table:table-row>
        <table:table-row>
          <table:table-cell table:style-name="Table1.A2" office:value-type="string">
            <text:p text:style-name="P12">text</text:p>
          </table:table-cell>
          <table:table-cell table:style-name="Table1.A2" office:value-type="string">
            <text:p text:style-name="Table_20_Contents">textarea</text:p>
          </table:table-cell>
          <table:table-cell table:style-name="Table1.C2" office:value-type="string">
            <text:p text:style-name="Table_20_Contents">No validation This is implemented as CDATA</text:p>
          </table:table-cell>
        </table:table-row>
        <table:table-row>
          <table:table-cell table:style-name="Table1.A2" office:value-type="string">
            <text:p text:style-name="P12">time</text:p>
          </table:table-cell>
          <table:table-cell table:style-name="Table1.A2" office:value-type="string">
            <text:p text:style-name="Table_20_Contents">2 textfields HH:MM</text:p>
          </table:table-cell>
          <table:table-cell table:style-name="Table1.C2" office:value-type="string">
            <text:p text:style-name="Table_20_Contents">&lt;now type=“time“&gt;HH:MM&lt;/now&gt;</text:p>
          </table:table-cell>
        </table:table-row>
        <table:table-row>
          <table:table-cell table:style-name="Table1.A2" office:value-type="string">
            <text:p text:style-name="P12">password</text:p>
          </table:table-cell>
          <table:table-cell table:style-name="Table1.A2" office:value-type="string">
            <text:p text:style-name="Table_20_Contents">password</text:p>
          </table:table-cell>
          <table:table-cell table:style-name="Table1.C2" office:value-type="string">
            <text:p text:style-name="Table_20_Contents">Can be given by the tag attribute validate. This must be a valid perl regex.</text:p>
          </table:table-cell>
        </table:table-row>
        <table:table-row>
          <table:table-cell table:style-name="Table1.A2" office:value-type="string">
            <text:p text:style-name="P10">IP</text:p>
          </table:table-cell>
          <table:table-cell table:style-name="Table1.A2" office:value-type="string">
            <text:p text:style-name="P9">4 textfields joind by "."</text:p>
          </table:table-cell>
          <table:table-cell table:style-name="Table1.C2" office:value-type="string">
            <text:p text:style-name="P9">Each field must mach:</text:p>
            <text:p text:style-name="P11">25[0-5]|2[0-4][0-9]|1[0-9][0-9]|[1-9][0-9]|[0-9]</text:p>
          </table:table-cell>
        </table:table-row>
        <table:table-row>
          <table:table-cell table:style-name="Table1.A2" office:value-type="string">
            <text:p text:style-name="P12">hidden</text:p>
          </table:table-cell>
          <table:table-cell table:style-name="Table1.A2" office:value-type="string">
            <text:p text:style-name="Table_20_Contents">hidden</text:p>
          </table:table-cell>
          <table:table-cell table:style-name="Table1.C2" office:value-type="string">
            <text:p text:style-name="Table_20_Contents">No validation</text:p>
          </table:table-cell>
        </table:table-row>
        <table:table-row>
          <table:table-cell table:style-name="Table1.A2" office:value-type="string">
            <text:p text:style-name="P12">email</text:p>
          </table:table-cell>
          <table:table-cell table:style-name="Table1.A2" office:value-type="string">
            <text:p text:style-name="Table_20_Contents">textfield</text:p>
          </table:table-cell>
          <table:table-cell table:style-name="Table1.C2" office:value-type="string">
            <text:p text:style-name="Table_20_Contents">Valid eMail address</text:p>
          </table:table-cell>
        </table:table-row>
        <table:table-row>
          <table:table-cell table:style-name="Table1.A2" office:value-type="string">
            <text:p text:style-name="P12">changemember</text:p>
          </table:table-cell>
          <table:table-cell table:style-name="Table1.A2" office:value-type="string">
            <text:p text:style-name="Table_20_Contents">2 scrolling list with two arrows between them</text:p>
          </table:table-cell>
          <table:table-cell table:style-name="Table1.C2" office:value-type="string">
            <text:p text:style-name="Table_20_Contents">&lt;10A type=“changemember“&gt;</text:p>
            <text:p text:style-name="Table_20_Contents">&lt;MEMBER label=“Peter Varkoly“&gt;uid=varkpete,....&lt;/MEMBER&gt;</text:p>
            <text:p text:style-name="Table_20_Contents">&lt;NOMEMBER label=“Peter Grill“&gt;uid=grilpete,...&lt;/NOMEMBER&gt;</text:p>
            <text:p text:style-name="Table_20_Contents">&lt;/10A&gt;</text:p>
          </table:table-cell>
        </table:table-row>
        <table:table-row>
          <table:table-cell table:number-columns-spanned="2">
            <table:table table:is-sub-table="true">
              <table:table-column table:style-name="Table1.A"/>
              <table:table-column table:style-name="Table1.B"/>
              <table:table-row>
                <table:table-cell table:style-name="Table1.A2" office:value-type="string">
                  <text:p text:style-name="P12">popup</text:p>
                  <text:p text:style-name="P12"/>
                  <text:p text:style-name="P12"/>
                  <text:p text:style-name="P12"/>
                  <text:p text:style-name="P12"/>
                  <text:p text:style-name="P12"/>
                  <text:p text:style-name="P12"/>
                </table:table-cell>
                <table:table-cell table:style-name="Table1.A2" office:value-type="string">
                  <text:p text:style-name="Table_20_Contents">popup_menu</text:p>
                </table:table-cell>
              </table:table-row>
              <table:table-row>
                <table:table-cell table:style-name="Table1.A2" office:value-type="string">
                  <text:p text:style-name="P12">list</text:p>
                </table:table-cell>
                <table:table-cell table:style-name="Table1.A2" office:value-type="string">
                  <text:p text:style-name="Table_20_Contents">scrolling_list</text:p>
                </table:table-cell>
              </table:table-row>
            </table:table>
          </table:table-cell>
          <table:covered-table-cell/>
          <table:table-cell table:style-name="Table1.C2" office:value-type="string">
            <text:p text:style-name="Table_20_Contents">No validation. The values must be given in value tags. The label must be given as tag attribute „label“. Example:</text:p>
            <text:p text:style-name="Table_20_Contents">&lt;countries type=“list“&gt;</text:p>
            <text:p text:style-name="Table_20_Contents">&lt;VALUE label=“Germany“&gt;DE&lt;/VALUE&gt;</text:p>
            <text:p text:style-name="Table_20_Contents">&lt;VALUE label=“Hungary“&gt;HU&lt;/VALUE&gt;</text:p>
            <text:p text:style-name="Table_20_Contents">&lt;/countries&gt; </text:p>
            <text:p text:style-name="Table_20_Contents">The labels of the this variables will not be translated. If you want the label will be translated define those variables as translatedlist or translatedpopup. In this case the LMD will translate the labels and and sets the type to list or popup.</text:p>
          </table:table-cell>
        </table:table-row>
        <table:table-row>
          <table:table-cell table:style-name="Table1.A2" office:value-type="string">
            <text:p text:style-name="P12">filefield</text:p>
          </table:table-cell>
          <table:table-cell table:style-name="Table1.A2" office:value-type="string">
            <text:p text:style-name="Table_20_Contents">filefield</text:p>
          </table:table-cell>
          <table:table-cell table:style-name="Table1.C2" office:value-type="string">
            <text:p text:style-name="Table_20_Contents">Upload file. The XML have to contain the base64 encoded content of the file.</text:p>
          </table:table-cell>
        </table:table-row>
        <table:table-row>
          <table:table-cell table:style-name="Table1.A2" office:value-type="string">
            <text:p text:style-name="P12">filetree</text:p>
          </table:table-cell>
          <table:table-cell table:style-name="Table1.A2" office:value-type="string">
            <text:p text:style-name="Table_20_Contents">choosable items (files and directories) are radiobuttons</text:p>
            <text:p text:style-name="Table_20_Contents">directories are buttons</text:p>
          </table:table-cell>
          <table:table-cell table:style-name="Table1.C2" office:value-type="string">
            <text:p text:style-name="Table_20_Contents">See below. If the attribute can_choose_dir is set to true, the directories gets radiobuttons too.</text:p>
          </table:table-cell>
        </table:table-row>
      </table:table>
      <text:p text:style-name="XML"/>
      <text:p text:style-name="XML">&lt;homedir type="filetree" can_choose_dir=“true“&gt;</text:p>
      <text:p text:style-name="XML"><text:s/>&lt;dir label="administration" path="/home/administration"/&gt;</text:p>
      <text:p text:style-name="XML"><text:s/>&lt;dir label="all" path="/home/all"/&gt;</text:p>
      <text:p text:style-name="XML"><text:s/>&lt;dir label="archiv" path="/home/archiv"/&gt;</text:p>
      <text:p text:style-name="XML"><text:s/>&lt;dir label="groups" path="/home/groups"/&gt;</text:p>
      <text:p text:style-name="XML"><text:s/>&lt;dir label="machine" path="/home/machine"/&gt;</text:p>
      <text:p text:style-name="XML"><text:s/>&lt;dir label="profile" path="/home/profile"/&gt;</text:p>
      <text:p text:style-name="XML"><text:s/>&lt;dir label="software" path="/home/software"/&gt;</text:p>
      <text:p text:style-name="XML"><text:s/>&lt;dir label="students" path="/home/students"/&gt;</text:p>
      <text:p text:style-name="XML"><text:s/>&lt;dir label="sysadmins" path="/home/sysadmins"/&gt;</text:p>
      <text:p text:style-name="XML"><text:s/>&lt;dir label="teachers" path="/home/teachers"&gt;</text:p>
      <text:p text:style-name="XML"><text:s text:c="2"/>&lt;dir label="testlehrn" path="/home/teachers/testlehrn"/&gt;</text:p>
      <text:p text:style-name="XML"><text:s text:c="2"/>&lt;dir label="varkbla67" path="/home/teachers/varkbla67"/&gt;</text:p>
      <text:p text:style-name="XML"><text:s text:c="2"/>&lt;dir label="varkbla671" path="/home/teachers/varkbla671"/&gt;</text:p>
      <text:p text:style-name="XML"><text:s text:c="2"/>&lt;dir label="varkbla672" path="/home/teachers/varkbla672"/&gt;</text:p>
      <text:p text:style-name="XML"><text:s text:c="2"/>&lt;dir label="varkbla673" path="/home/teachers/varkbla673"/&gt;</text:p>
      <text:p text:style-name="XML"><text:s text:c="2"/>&lt;dir label="varkbla674" path="/home/teachers/varkbla674"/&gt;</text:p>
      <text:p text:style-name="XML"><text:s text:c="2"/>&lt;dir label="varkbla675" path="/home/teachers/varkbla675"/&gt;</text:p>
      <text:p text:style-name="XML"><text:s text:c="2"/>&lt;dir label="varkbla676" path="/home/teachers/varkbla676"/&gt;</text:p>
      <text:p text:style-name="XML"><text:s text:c="2"/>&lt;dir label="varkmargn" path="/home/teachers/varkmargn"&gt;</text:p>
      <text:p text:style-name="XML"><text:s text:c="3"/>&lt;dir label="Desktop" path="/home/teachers/varkmargn/Desktop"/&gt;</text:p>
      <text:p text:style-name="XML"><text:s text:c="3"/>&lt;dir label="Eigene Bilder" path="/home/teachers/varkmargn/Eigene Bilder"/&gt;</text:p>
      <text:p text:style-name="XML"><text:s text:c="3"/>&lt;dir label="Eigene Musik" path="/home/teachers/varkmargn/Eigene Musik"/&gt;</text:p>
      <text:p text:style-name="XML"><text:s text:c="3"/>&lt;dir label="Export" path="/home/teachers/varkmargn/Export"/&gt;</text:p>
      <text:p text:style-name="XML"><text:s text:c="3"/>&lt;dir label="Import" path="/home/teachers/varkmargn/Import"/&gt;</text:p>
      <text:p text:style-name="XML"><text:s text:c="3"/>&lt;dir label="bin" path="/home/teachers/varkmargn/bin"/&gt;</text:p>
      <text:p text:style-name="XML"><text:s text:c="3"/>&lt;file label=".bashrc" path="/home/teachers/varkmargn/.bashrc"/&gt;</text:p>
      <text:p text:style-name="XML"><text:s text:c="3"/>&lt;file label=".emacs" path="/home/teachers/varkmargn/.emacs"/&gt;</text:p>
      <text:p text:style-name="XML"><text:s text:c="3"/>&lt;file label=".inputrc" path="/home/teachers/varkmargn/.inputrc"/&gt;</text:p>
      <text:p text:style-name="XML"><text:s text:c="3"/>&lt;file label=".muttrc" path="/home/teachers/varkmargn/.muttrc"/&gt;</text:p>
      <text:p text:style-name="XML"><text:s text:c="3"/>&lt;file label=".profile" path="/home/teachers/varkmargn/.profile"/&gt;</text:p>
      <text:p text:style-name="XML"><text:s text:c="2"/>&lt;/dir&gt;</text:p>
      <text:p text:style-name="XML"><text:s text:c="2"/>&lt;dir label="vasshelm49" path="/home/teachers/vasshelm49"/&gt;</text:p>
      <text:p text:style-name="XML"><text:s/>&lt;/dir&gt;</text:p>
      <text:p text:style-name="XML"><text:s/>&lt;dir label="templates" path="/home/templates"/&gt;</text:p>
      <text:p text:style-name="XML"><text:s/>&lt;dir label="workstations" path="/home/workstations"/&gt;</text:p>
      <text:p text:style-name="XML">&lt;/homedir&gt;</text:p>
      <text:h text:style-name="Heading_20_2" text:outline-level="2">Varable Naming in HTML and Representation in the Requests</text:h>
      <text:p text:style-name="Text_20_body">The name of a HTML object in a table will defined by the names of the table and of the line and by own name. Actions gets the prefix “action+“</text:p>
      <text:p text:style-name="XML">HTML-Name := “action“.“+“.“variableName“.“+“.“lineName“.“+“.“tableName“</text:p>
      <text:p text:style-name="XML"/>
      <text:p text:style-name="Text_20_body">The date type variables will be represented as <text:s/>3 variables:</text:p>
      <text:p text:style-name="XML">“DAY-“.“variableName“</text:p>
      <text:p text:style-name="XML">“MONTH-“.“variableName“</text:p>
      <text:p text:style-name="XML">“YEAR-“.“variableName“</text:p>
      <text:p text:style-name="XML"/>
      <text:p text:style-name="Text_20_body">The time type variables will be represented as <text:s/>2 variables:</text:p>
      <text:p text:style-name="XML">“HOUR-“.“variableName“</text:p>
      <text:p text:style-name="XML">“MINUTES-“.“variableName“</text:p>
      <text:p text:style-name="XML"/>
      <text:h text:style-name="Heading_20_1" text:outline-level="1">Some examples</text:h>
      <text:h text:style-name="Heading_20_2" text:outline-level="2">Network Configuration</text:h>
      <text:p text:style-name="Text_20_body">Assuming the user has choosed the main menu item <text:span text:style-name="T1">system</text:span> and the submenu item <text:span text:style-name="T1">networkConfiguration</text:span>, the WA sends the following request to the MD:</text:p>
      <text:p text:style-name="P14">&lt;request<text:span text:style-name="T1"> name="default" application="networkConfiguration" <text:s/>sessionID="ASVADFFSSSDDDFF"</text:span>&gt;</text:p>
      <text:p text:style-name="P14">&lt;/request&gt;</text:p>
      <text:p text:style-name="P14"/>
      <text:p text:style-name="XML">&lt;reply <text:span text:style-name="T1">name="default" application="networkConfiguration" <text:s/>sessionID="ASVADFFSSSDDDFF" result="0"</text:span>&gt;</text:p>
      <text:p text:style-name="XML"><text:s text:c="2"/>&lt;table name="Network Cards"&gt;</text:p>
      <text:p text:style-name="XML"><text:s text:c="4"/>&lt;line name="eth0"&gt;</text:p>
      <text:p text:style-name="XML"><text:tab/>&lt;networkDevice type=“label“&gt;eth0&lt;/networkDevice&gt;</text:p>
      <text:p text:style-name="XML"><text:tab/>&lt;ipAddress&gt;172.16.0.1&lt;/ipAddress&gt;</text:p>
      <text:p text:style-name="XML"><text:tab/>&lt;networkMask&gt;255.255.0.0&lt;/networkMask&gt;</text:p>
      <text:p text:style-name="XML"><text:s text:c="4"/>&lt;/line&gt;</text:p>
      <text:p text:style-name="XML"><text:s text:c="4"/>&lt;line name="eth1"&gt;</text:p>
      <text:p text:style-name="XML"><text:tab/>&lt;networkDevice type=“label“&gt;eth1&lt;/networkDevice&gt;</text:p>
      <text:p text:style-name="XML"><text:tab/>&lt;ipAddress&gt;192.168.0.1&lt;/ipAddress&gt;</text:p>
      <text:p text:style-name="XML"><text:tab/>&lt;networkMask&gt;255.255.255.0&lt;/networkMask&gt;</text:p>
      <text:p text:style-name="XML"><text:s text:c="4"/>&lt;/line&gt;</text:p>
      <text:p text:style-name="XML"><text:s text:c="2"/>&lt;/table&gt;</text:p>
      <text:p text:style-name="XML"><text:s text:c="2"/>&lt;defaultGateway&gt;172.16.0.2&lt;/defaultGateway&gt;</text:p>
      <text:p text:style-name="XML"><text:s text:c="2"/>&lt;table name="Routing"&gt;</text:p>
      <text:p text:style-name="XML"><text:s text:c="4"/>&lt;line name="0"&gt;</text:p>
      <text:p text:style-name="XML"><text:tab/>&lt;destination&gt;10.0.0.1&lt;/destination&gt;</text:p>
      <text:p text:style-name="XML"><text:tab/>&lt;gateway&gt;192.168.0.12&lt;/gateway&gt;</text:p>
      <text:p text:style-name="XML"><text:tab/>&lt;networkMask&gt;255.0.0.0&lt;/networkMask&gt;</text:p>
      <text:p text:style-name="XML"><text:s text:c="4"/>&lt;/line&gt;</text:p>
      <text:p text:style-name="XML"><text:s text:c="4"/>&lt;line name="1"&gt;</text:p>
      <text:p text:style-name="XML"><text:tab/>&lt;destination /&gt;</text:p>
      <text:p text:style-name="XML"><text:tab/>&lt;gateway /&gt;</text:p>
      <text:p text:style-name="XML"><text:tab/>&lt;networkMask /&gt;</text:p>
      <text:p text:style-name="XML"><text:tab/>&lt;action&gt;addNewRoute&lt;/action&gt;</text:p>
      <text:p text:style-name="XML"><text:s text:c="4"/>&lt;/line&gt;</text:p>
      <text:p text:style-name="XML"><text:s text:c="2"/>&lt;/table&gt;</text:p>
      <text:p text:style-name="XML"><text:s text:c="2"/>&lt;action&gt;set&lt;/action&gt;</text:p>
      <text:p text:style-name="XML">&lt;/reply&gt;</text:p>
      <text:p text:style-name="XML"/>
      <text:p text:style-name="P14">&lt;request<text:span text:style-name="T1"> name="set" application="networkConfiguration" <text:s/>sessionID="ASVADFFSSSDDDFF"</text:span>&gt;</text:p>
      <text:p text:style-name="P14">&lt;ipAddress <text:s text:c="2"/>line=“eth0“ table="Network Cards"&gt;172.16.0.1&lt;/ipAddress&gt;</text:p>
      <text:p text:style-name="P14">&lt;networkMask line=“eth0“ table="Network Cards"&gt;255.255.0.0&lt;/networkMask&gt;</text:p>
      <text:p text:style-name="P14">&lt;ipAddress <text:s text:c="2"/>line=“eth1“ table="Network Cards"&gt;192.168.0.2&lt;/ipAddress&gt;</text:p>
      <text:p text:style-name="P14">&lt;networkMask line=“eth1“ table="Network Cards"&gt;255.255.0.0&lt;/networkMask&gt;</text:p>
      <text:p text:style-name="P14">&lt;defaultGateway line=““ table=““&gt;172.16.0.2&lt;/defaultGateway&gt;</text:p>
      <text:p text:style-name="P14">&lt;destination line=“0“ table="Routing"&gt;10.0.0.0&lt;/ipAddress&gt;</text:p>
      <text:p text:style-name="P14">&lt;gateway <text:s text:c="4"/>line=“0“ table="Routing"&gt;192.168.0.12&lt;/networkMask&gt;</text:p>
      <text:p text:style-name="P14">&lt;networkMask line=“0“ table="Routing"&gt;255.0.0.0&lt;/networkMask&gt;</text:p>
      <text:p text:style-name="P14">&lt;destination line=“1“ table="Routing"&gt;&lt;/ipAddress&gt;</text:p>
      <text:p text:style-name="P14">&lt;gateway <text:s text:c="4"/>line=“1“ table="Routing"&gt;&lt;/networkMask&gt;</text:p>
      <text:p text:style-name="P14">&lt;networkMask line=“1“ table="Routing"&gt;&lt;/networkMask&gt;</text:p>
      <text:p text:style-name="P14">&lt;/request&gt;</text:p>
      <text:p text:style-name="XML"/>
      <text:h text:style-name="Heading_20_2" text:outline-level="2">Shut Down or Reboot the System</text:h>
      <text:p text:style-name="P14">&lt;request name="default" application="HaltRestart" line="" table="" sessionID="843a246845fe3c79bbe201c297845672" remoteIP="172.16.0.1" result="0"&gt;</text:p>
      <text:p text:style-name="P14">&lt;/request&gt;</text:p>
      <text:p text:style-name="P14"/>
      <text:p text:style-name="XML">&lt;reply name="HaltRestart" action="default" sessionID="843a246845fe3c79bbe201c297845672" result="0"&gt;</text:p>
      <text:p text:style-name="XML">&lt;title&gt;Shut Down or Reboot the System&lt;/title&gt;</text:p>
      <text:p text:style-name="XML">&lt;shutDownDate type="date" label="Date"&gt;&lt;/shutDownDate&gt;</text:p>
      <text:p text:style-name="XML">&lt;shutDownTime type="time" label="Time"&gt;&lt;/shutDownTime&gt;</text:p>
      <text:p text:style-name="XML">&lt;reboot type="boolean" label="Reboot"&gt;0&lt;/reboot&gt;</text:p>
      <text:p text:style-name="XML">&lt;immediately type="boolean" label="Immediately"&gt;0&lt;/immediately&gt;</text:p>
      <text:p text:style-name="XML">&lt;action&gt;Clean&lt;/action&gt;</text:p>
      <text:p text:style-name="XML">&lt;action&gt;Set&lt;/action&gt;</text:p>
      <text:p text:style-name="XML">&lt;/reply&gt;</text:p>
      <text:p text:style-name="XML"/>
      <text:p text:style-name="P14">&lt;request name="Set" application="HaltRestart" line="" table="" sessionID="843a246845fe3c79bbe201c297845672" remoteIP="172.16.0.1" result="0"&gt;</text:p>
      <text:p text:style-name="P14">&lt;DAY-shutDownDate table="" line=""&gt;01&lt;/DAY-shutDownDate&gt;</text:p>
      <text:p text:style-name="P14">&lt;MONTH-shutDownDate table="" line=""&gt;01&lt;/MONTH-shutDownDate&gt;</text:p>
      <text:p text:style-name="P14">&lt;YEAR-shutDownDate table="" line=""&gt;2010&lt;/YEAR-shutDownDate&gt;</text:p>
      <text:p text:style-name="P14">&lt;HOUR-shutDownTime table="" line=""&gt;00&lt;/HOUR-shutDownTime&gt;</text:p>
      <text:p text:style-name="P14">&lt;MINUTE-shutDownTime table="" line=""&gt;00&lt;/MINUTE-shutDownTime&gt;</text:p>
      <text:p text:style-name="P14">&lt;/request&gt;</text:p>
      <text:p text:style-name="P14"/>
      <text:h text:style-name="Heading_20_2" text:outline-level="2">AddUser</text:h>
      <text:p text:style-name="P14">&lt;request name="default" application="AddUser" line="" table="" sessionID="843a246845fe3c79bbe201c297845672" remoteIP="172.16.0.1" result="0"&gt;</text:p>
      <text:p text:style-name="P14">&lt;/request&gt;</text:p>
      <text:p text:style-name="P16"/>
      <text:p text:style-name="P16">&lt;reply name="AddUser" action="default" sessionID="843a246845fe3c79bbe201c297845672" result="0"&gt;</text:p>
      <text:p text:style-name="P16">&lt;title&gt;Add a new User&lt;/title&gt;</text:p>
      <text:p text:style-name="P16">&lt;uid&gt;&lt;/uid&gt;</text:p>
      <text:p text:style-name="P16">&lt;sn&gt;&lt;/sn&gt;</text:p>
      <text:p text:style-name="P16">&lt;givenname&gt;&lt;/givenname&gt;</text:p>
      <text:p text:style-name="P16">&lt;userpassword&gt;&lt;/userpassword&gt;</text:p>
      <text:p text:style-name="P16">&lt;birthday type="date"&gt;&lt;/birthday&gt;</text:p>
      <text:p text:style-name="P16">&lt;role type="popup"&gt;</text:p>
      <text:p text:style-name="P16">&lt;VALUE label="sysadmins"&gt;cn=SYSADMINS,ou=group,dc=extis,dc=edu&lt;/VALUE&gt;</text:p>
      <text:p text:style-name="P16">&lt;VALUE label="Schüler"&gt;cn=STUDENTS,ou=group,dc=extis,dc=edu&lt;/VALUE&gt;</text:p>
      <text:p text:style-name="P16">&lt;VALUE label="Lehrer"&gt;cn=TEACHERS,ou=group,dc=extis,dc=edu&lt;/VALUE&gt;</text:p>
      <text:p text:style-name="P16">&lt;VALUE label="workstations"&gt;cn=WORKSTATIONS,ou=group,dc=extis,dc=edu&lt;/VALUE&gt;</text:p>
      <text:p text:style-name="P16">&lt;VALUE label="Verwaltung"&gt;cn=ADMINISTRATION,ou=group,dc=extis,dc=edu&lt;/VALUE&gt;</text:p>
      <text:p text:style-name="P16">&lt;VALUE label="Template Benutzer"&gt;cn=TEMPLATES,ou=group,dc=extis,dc=edu&lt;/VALUE&gt;</text:p>
      <text:p text:style-name="P16">&lt;/role&gt;</text:p>
      <text:p text:style-name="P16">&lt;class type="list" size="10" multiple="true"&gt;</text:p>
      <text:p text:style-name="P16">&lt;VALUE label="all"&gt;all&lt;/VALUE&gt;</text:p>
      <text:p text:style-name="P16">&lt;VALUE label="Klasse 5A"&gt;cn=5A,ou=group,dc=extis,dc=edu&lt;/VALUE&gt;</text:p>
      <text:p text:style-name="P16">&lt;VALUE label="Klasse 5B"&gt;cn=5B,ou=group,dc=extis,dc=edu&lt;/VALUE&gt;</text:p>
      <text:p text:style-name="P16">&lt;VALUE label="Klasse 5C"&gt;cn=5C,ou=group,dc=extis,dc=edu&lt;/VALUE&gt;</text:p>
      <text:p text:style-name="P16">&lt;VALUE label="Klasse 5D"&gt;cn=5D,ou=group,dc=extis,dc=edu&lt;/VALUE&gt;</text:p>
      <text:p text:style-name="P16">&lt;VALUE label="Klasse 6A"&gt;cn=6A,ou=group,dc=extis,dc=edu&lt;/VALUE&gt;</text:p>
      <text:p text:style-name="P16">&lt;VALUE label="Klasse 6B"&gt;cn=6B,ou=group,dc=extis,dc=edu&lt;/VALUE&gt;</text:p>
      <text:p text:style-name="P16">&lt;VALUE label="Klasse 6C"&gt;cn=6C,ou=group,dc=extis,dc=edu&lt;/VALUE&gt;</text:p>
      <text:p text:style-name="P16">&lt;VALUE label="Klasse 6D"&gt;cn=6D,ou=group,dc=extis,dc=edu&lt;/VALUE&gt;</text:p>
      <text:p text:style-name="P16">&lt;VALUE label="Klasse 7A"&gt;cn=7A,ou=group,dc=extis,dc=edu&lt;/VALUE&gt;</text:p>
      <text:p text:style-name="P16">&lt;VALUE label="Klasse 7B"&gt;cn=7B,ou=group,dc=extis,dc=edu&lt;/VALUE&gt;</text:p>
      <text:p text:style-name="P16">&lt;VALUE label="Klasse 7C"&gt;cn=7C,ou=group,dc=extis,dc=edu&lt;/VALUE&gt;</text:p>
      <text:p text:style-name="P16">&lt;VALUE label="Klasse 7D"&gt;cn=7D,ou=group,dc=extis,dc=edu&lt;/VALUE&gt;</text:p>
      <text:p text:style-name="P16">&lt;VALUE label="Klasse 8A"&gt;cn=8A,ou=group,dc=extis,dc=edu&lt;/VALUE&gt;</text:p>
      <text:p text:style-name="P16">&lt;VALUE label="Klasse 8B"&gt;cn=8B,ou=group,dc=extis,dc=edu&lt;/VALUE&gt;</text:p>
      <text:p text:style-name="P16">&lt;VALUE label="Klasse 8C"&gt;cn=8C,ou=group,dc=extis,dc=edu&lt;/VALUE&gt;</text:p>
      <text:p text:style-name="P16">&lt;VALUE label="Klasse 8D"&gt;cn=8D,ou=group,dc=extis,dc=edu&lt;/VALUE&gt;</text:p>
      <text:p text:style-name="P16">&lt;VALUE label="Klasse 9A"&gt;cn=9A,ou=group,dc=extis,dc=edu&lt;/VALUE&gt;</text:p>
      <text:p text:style-name="P16">&lt;VALUE label="Klasse 9B"&gt;cn=9B,ou=group,dc=extis,dc=edu&lt;/VALUE&gt;</text:p>
      <text:p text:style-name="P16">&lt;VALUE label="Klasse 9C"&gt;cn=9C,ou=group,dc=extis,dc=edu&lt;/VALUE&gt;</text:p>
      <text:p text:style-name="P16">&lt;VALUE label="Klasse 9D"&gt;cn=9D,ou=group,dc=extis,dc=edu&lt;/VALUE&gt;</text:p>
      <text:p text:style-name="P16">&lt;VALUE label="Klasse 10A"&gt;cn=10A,ou=group,dc=extis,dc=edu&lt;/VALUE&gt;</text:p>
      <text:p text:style-name="P16">&lt;VALUE label="Klasse 10B"&gt;cn=10B,ou=group,dc=extis,dc=edu&lt;/VALUE&gt;</text:p>
      <text:p text:style-name="P16">&lt;VALUE label="Klasse 10C"&gt;cn=10C,ou=group,dc=extis,dc=edu&lt;/VALUE&gt;</text:p>
      <text:p text:style-name="P16">&lt;VALUE label="Klasse 10D"&gt;cn=10D,ou=group,dc=extis,dc=edu&lt;/VALUE&gt;</text:p>
      <text:p text:style-name="P16">&lt;VALUE label="Klasse 11A"&gt;cn=11A,ou=group,dc=extis,dc=edu&lt;/VALUE&gt;</text:p>
      <text:p text:style-name="P16">&lt;VALUE label="Klasse 11B"&gt;cn=11B,ou=group,dc=extis,dc=edu&lt;/VALUE&gt;</text:p>
      <text:p text:style-name="P16">&lt;VALUE label="Klasse 11C"&gt;cn=11C,ou=group,dc=extis,dc=edu&lt;/VALUE&gt;</text:p>
      <text:p text:style-name="P16">&lt;VALUE label="Klasse 11D"&gt;cn=11D,ou=group,dc=extis,dc=edu&lt;/VALUE&gt;</text:p>
      <text:p text:style-name="P16">&lt;VALUE label="Klasse 12"&gt;cn=12,ou=group,dc=extis,dc=edu&lt;/VALUE&gt;</text:p>
      <text:p text:style-name="P16">&lt;/class&gt;</text:p>
      <text:p text:style-name="P16">&lt;quota&gt;&lt;/quota&gt;</text:p>
      <text:p text:style-name="P16">&lt;fquota&gt;&lt;/fquota&gt;</text:p>
      <text:p text:style-name="P16">&lt;admin type="boolean" label="System Administration Rights"&gt;0&lt;/admin&gt;</text:p>
      <text:p text:style-name="P16">&lt;action&gt;longAttributes&lt;/action&gt;</text:p>
      <text:p text:style-name="P16">&lt;action&gt;add&lt;/action&gt;</text:p>
      <text:p text:style-name="P16">&lt;/reply&gt;</text:p>
      <text:p text:style-name="P16"/>
      <text:p text:style-name="P14">&lt;request name="add" application="AddUser" line="" table="" sessionID="843a246845fe3c79bbe201c297845672" remoteIP="172.16.0.1" result="0"&gt;</text:p>
      <text:p text:style-name="P14">&lt;uid table="" line=""&gt;&lt;/uid&gt;</text:p>
      <text:p text:style-name="P14">&lt;sn table="" line=""&gt;Kovaliczky&lt;/sn&gt;</text:p>
      <text:p text:style-name="P14">&lt;givenname table="" line=""&gt;György&lt;/givenname&gt;</text:p>
      <text:p text:style-name="P14">&lt;userpassword table="" line=""&gt;system&lt;/userpassword&gt;</text:p>
      <text:p text:style-name="P14">&lt;DAY-birthday table="" line=""&gt;01&lt;/DAY-birthday&gt;</text:p>
      <text:p text:style-name="P14">&lt;MONTH-birthday table="" line=""&gt;01&lt;/MONTH-birthday&gt;</text:p>
      <text:p text:style-name="P14">&lt;YEAR-birthday table="" line=""&gt;1972&lt;/YEAR-birthday&gt;</text:p>
      <text:p text:style-name="P14">&lt;role table="" line=""&gt;cn=TEACHERS,ou=group,dc=extis,dc=edu&lt;/role&gt;</text:p>
      <text:p text:style-name="P14">&lt;class table="" line=""&gt;cn=5A,ou=group,dc=extis,dc=edu</text:p>
      <text:p text:style-name="P14">cn=5B,ou=group,dc=extis,dc=edu</text:p>
      <text:p text:style-name="P14">cn=5C,ou=group,dc=extis,dc=edu</text:p>
      <text:p text:style-name="P14">cn=5D,ou=group,dc=extis,dc=edu&lt;/class&gt;</text:p>
      <text:p text:style-name="P14">&lt;quota table="" line=""&gt;250&lt;/quota&gt;</text:p>
      <text:p text:style-name="P14">&lt;fquota table="" line=""&gt;50&lt;/fquota&gt;</text:p>
      <text:p text:style-name="P14">&lt;/request&gt;</text:p>
      <text:p text:style-name="P16"/>
      <text:p text:style-name="P16"/>
      <text:h text:style-name="Heading_20_1" text:outline-level="1">How to Build an Application Library</text:h>
      <text:p text:style-name="Text_20_body">The application libraries (AL) have to be written object oriented in perl. The name of the corresponding perl modul is the name of the application. The ALs are placed in the directory <text:span text:style-name="T2">/usr/share/slsmd/alibs/.</text:span><text:span text:style-name="T5"> Each AL has to provide following subroutines:</text:span></text:p>
      <text:list text:style-name="L10">
        <text:list-item>
          <text:p text:style-name="P59"><text:span text:style-name="T2">interface</text:span><text:span text:style-name="T5"> Delivers a list of the subroutines which provided by the AL.During startup the MD this searchs for perl modules in </text:span><text:span text:style-name="T2">/usr/share/slsmd/alibs/ </text:span><text:span text:style-name="T5">and try to initialize these by executing this subroutine.</text:span></text:p>
        </text:list-item>
        <text:list-item>
          <text:p text:style-name="P59"><text:span text:style-name="T2">getcapabilities</text:span> Delivers a description of the AL. During startup the MD this searchs for perl modules in <text:span text:style-name="T2">/usr/share/slsmd/alibs/ </text:span>and try to initialize these by executing this subroutine.</text:p>
        </text:list-item>
        <text:list-item>
          <text:p text:style-name="P59"><text:span text:style-name="T2">default</text:span> This subroutine will started if the application was called without action. (first click).</text:p>
        </text:list-item>
      </text:list>
      <text:p text:style-name="P4">All other subroutines are free definiable. To each action have to exist a subroutine.</text:p>
      <text:p text:style-name="P4">The MD packs the variables recived from WA by XML in an array and calls the AL subroutines with this array. The AL subroutine have to put the result in an array and return it. The MD packs it into XML and returns it to the W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Neue" svg:font-family="HelveticaNeue"/>
    <style:font-face style:name="StarSymbol" svg:font-family="StarSymbol"/>
    <style:font-face style:name="Thorndale AMT1" svg:font-family="'Thorndale AMT'" style:font-family-generic="roman"/>
    <style:font-face style:name="Courier1" svg:font-family="Courier" style:font-family-generic="modern" style:font-pitch="fixed"/>
    <style:font-face style:name="Courier" svg:font-family="Courier"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de" fo:country="DE" style:font-name-asian="Albany AMT1" style:font-size-asian="12pt" style:language-asian="de" style:country-asian="DE" style:font-name-complex="Albany AMT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XML" style:family="paragraph" style:parent-style-name="Text_20_body_20_indent" style:master-page-name="">
      <style:paragraph-properties fo:margin-top="0cm" fo:margin-bottom="0cm"/>
      <style:text-properties style:font-name="Courier" fo:font-size="10pt"/>
    </style:style>
    <style:style style:name="Comment" style:family="paragraph" style:parent-style-name="Text_20_body_20_indent" style:next-style-name="Text_20_body">
      <style:text-properties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Web-Based Managemant Tool</dc:title>
    <meta:creation-date>2007-07-29T11:57:42</meta:creation-date>
    <dc:date>2009-02-12T14:30:50</dc:date>
    <meta:printed-by>Peter Varkoly</meta:printed-by>
    <meta:print-date>2007-07-31T09:25:20</meta:print-date>
    <meta:keyword>system managemen web based tomcat JSP</meta:keyword>
    <dc:language>de-DE</dc:language>
    <meta:editing-cycles>50</meta:editing-cycles>
    <meta:editing-duration>P2DT17H36M55S</meta:editing-duration>
    <meta:user-defined meta:name="Info 1">Peter Varkoly</meta:user-defined>
    <meta:user-defined meta:name="Info 2"/>
    <meta:user-defined meta:name="Info 3"/>
    <meta:user-defined meta:name="Info 4"/>
    <meta:document-statistic meta:table-count="1" meta:image-count="0" meta:object-count="1" meta:page-count="12" meta:paragraph-count="410" meta:word-count="3276" meta:character-count="218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weight="bold"/>
    </style:style>
    <style:style style:name="T1" style:family="text">
      <style:text-properties fo:font-size="12pt"/>
    </style:style>
    <style:style style:name="T2" style:family="text">
      <style:text-properties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1" draw:layer="layout" svg:width="5cm" svg:height="2.5cm" svg:x="1cm" svg:y="3.3cm">
          <text:p text:style-name="P1">Web Application</text:p>
          <text:p text:style-name="P1"><text:span text:style-name="T1">wicket</text:span></text:p>
          <draw:enhanced-geometry svg:viewBox="0 0 21600 21600" draw:type="rectangle" draw:enhanced-path="M 0 0 L 21600 0 21600 21600 0 21600 0 0 Z N"/>
        </draw:custom-shape>
        <draw:custom-shape draw:style-name="gr1" draw:text-style-name="P2" draw:id="id2" draw:layer="layout" svg:width="5cm" svg:height="2.5cm" svg:x="7.9cm" svg:y="3.3cm">
          <text:p text:style-name="P1">Apache</text:p>
          <draw:enhanced-geometry svg:viewBox="0 0 21600 21600" draw:type="rectangle" draw:enhanced-path="M 0 0 L 21600 0 21600 21600 0 21600 0 0 Z N"/>
        </draw:custom-shape>
        <draw:connector draw:style-name="gr2" draw:text-style-name="P2" draw:layer="layout" draw:type="line" svg:x1="6cm" svg:y1="4.55cm" svg:x2="7.9cm" svg:y2="4.55cm" draw:start-shape="id1" draw:start-glue-point="1" draw:end-shape="id2">
          <text:p text:style-name="P3"/>
        </draw:connector>
        <draw:custom-shape draw:style-name="gr1" draw:text-style-name="P2" draw:id="id3" draw:layer="layout" svg:width="5cm" svg:height="2.5cm" svg:x="1cm" svg:y="8.1cm">
          <text:p text:style-name="P1">Management</text:p>
          <text:p text:style-name="P1">Daemon</text:p>
          <draw:enhanced-geometry svg:viewBox="0 0 21600 21600" draw:type="rectangle" draw:enhanced-path="M 0 0 L 21600 0 21600 21600 0 21600 0 0 Z N"/>
        </draw:custom-shape>
        <draw:connector draw:style-name="gr2" draw:text-style-name="P2" draw:layer="layout" draw:type="line" svg:x1="3.5cm" svg:y1="8.1cm" svg:x2="3.5cm" svg:y2="5.8cm" draw:start-shape="id3" draw:start-glue-point="0" draw:end-shape="id1">
          <text:p text:style-name="P3"/>
        </draw:connector>
        <draw:frame draw:style-name="gr3" draw:text-style-name="P4" draw:layer="layout" svg:width="4.13cm" svg:height="0.984cm" svg:x="1.934cm" svg:y="6.8cm">
          <draw:text-box>
            <text:p text:style-name="P3"><text:span text:style-name="T2">XML-stream</text:span></text:p>
          </draw:text-box>
        </draw:frame>
        <draw:custom-shape draw:style-name="gr1" draw:text-style-name="P2" draw:id="id4" draw:layer="layout" svg:width="5cm" svg:height="2.5cm" svg:x="1cm" svg:y="0.2cm">
          <text:p text:style-name="P1">Templates</text:p>
          <draw:enhanced-geometry svg:viewBox="0 0 21600 21600" draw:type="rectangle" draw:enhanced-path="M 0 0 L 21600 0 21600 21600 0 21600 0 0 Z N"/>
        </draw:custom-shape>
        <draw:custom-shape draw:style-name="gr1" draw:text-style-name="P2" draw:id="id5" draw:layer="layout" svg:width="5cm" svg:height="2.5cm" svg:x="7.9cm" svg:y="0.2cm">
          <text:p text:style-name="P1">CSS</text:p>
          <draw:enhanced-geometry svg:viewBox="0 0 21600 21600" draw:type="rectangle" draw:enhanced-path="M 0 0 L 21600 0 21600 21600 0 21600 0 0 Z N"/>
        </draw:custom-shape>
        <draw:connector draw:style-name="gr2" draw:text-style-name="P2" draw:layer="layout" draw:type="line" svg:x1="3.5cm" svg:y1="2.7cm" svg:x2="3.5cm" svg:y2="3.3cm" draw:start-shape="id4" draw:start-glue-point="2" draw:end-shape="id1" draw:end-glue-point="0">
          <text:p text:style-name="P3"/>
        </draw:connector>
        <draw:connector draw:style-name="gr2" draw:text-style-name="P2" draw:layer="layout" draw:type="line" svg:x1="10.4cm" svg:y1="2.7cm" svg:x2="10.4cm" svg:y2="3.3cm" draw:start-shape="id5" draw:start-glue-point="2" draw:end-shape="id2" draw:end-glue-point="0">
          <text:p text:style-name="P3"/>
        </draw:connector>
        <draw:custom-shape draw:style-name="gr1" draw:text-style-name="P2" draw:id="id6" draw:layer="layout" svg:width="3.5cm" svg:height="2.5cm" svg:x="1cm" svg:y="12cm">
          <text:p text:style-name="P1">Application</text:p>
          <text:p text:style-name="P1">Library</text:p>
          <draw:enhanced-geometry svg:viewBox="0 0 21600 21600" draw:type="rectangle" draw:enhanced-path="M 0 0 L 21600 0 21600 21600 0 21600 0 0 Z N"/>
        </draw:custom-shape>
        <draw:custom-shape draw:style-name="gr1" draw:text-style-name="P2" draw:id="id7" draw:layer="layout" svg:width="3.5cm" svg:height="2.5cm" svg:x="5cm" svg:y="12cm">
          <text:p text:style-name="P1">Application</text:p>
          <text:p text:style-name="P1">Library</text:p>
          <draw:enhanced-geometry svg:viewBox="0 0 21600 21600" draw:type="rectangle" draw:enhanced-path="M 0 0 L 21600 0 21600 21600 0 21600 0 0 Z N"/>
        </draw:custom-shape>
        <draw:custom-shape draw:style-name="gr1" draw:text-style-name="P2" draw:id="id8" draw:layer="layout" svg:width="3.5cm" svg:height="2.5cm" svg:x="9.1cm" svg:y="12cm">
          <text:p text:style-name="P1">Application</text:p>
          <text:p text:style-name="P1">Library</text:p>
          <draw:enhanced-geometry svg:viewBox="0 0 21600 21600" draw:type="rectangle" draw:enhanced-path="M 0 0 L 21600 0 21600 21600 0 21600 0 0 Z N"/>
        </draw:custom-shape>
        <draw:custom-shape draw:style-name="gr1" draw:text-style-name="P2" draw:layer="layout" svg:width="11.5cm" svg:height="3cm" svg:x="1cm" svg:y="15cm">
          <text:p text:style-name="P1"/>
          <text:p text:style-name="P1"/>
          <text:p text:style-name="P1">System</text:p>
          <draw:enhanced-geometry svg:viewBox="0 0 21600 21600" draw:type="rectangle" draw:enhanced-path="M 0 0 L 21600 0 21600 21600 0 21600 0 0 Z N"/>
        </draw:custom-shape>
        <draw:custom-shape draw:style-name="gr1" draw:text-style-name="P2" draw:layer="layout" svg:width="9.5cm" svg:height="1.5cm" svg:x="3cm" svg:y="15cm">
          <text:p text:style-name="P1">LiMal, Bash, YaPI, Perl, ...</text:p>
          <draw:enhanced-geometry svg:viewBox="0 0 21600 21600" draw:type="rectangle" draw:enhanced-path="M 0 0 L 21600 0 21600 21600 0 21600 0 0 Z N"/>
        </draw:custom-shape>
        <draw:connector draw:style-name="gr2" draw:text-style-name="P2" draw:layer="layout" draw:type="line" svg:x1="3.5cm" svg:y1="5.8cm" svg:x2="3.5cm" svg:y2="8.1cm" draw:start-shape="id1" draw:start-glue-point="2" draw:end-shape="id3" draw:end-glue-point="0">
          <text:p text:style-name="P3"/>
        </draw:connector>
        <draw:connector draw:style-name="gr4" draw:text-style-name="P2" draw:layer="layout" svg:x1="3.5cm" svg:y1="10.6cm" svg:x2="2.75cm" svg:y2="12cm" draw:start-shape="id3" draw:start-glue-point="2" draw:end-shape="id6" draw:end-glue-point="0">
          <text:p text:style-name="P3"/>
        </draw:connector>
        <draw:connector draw:style-name="gr4" draw:text-style-name="P2" draw:layer="layout" svg:x1="3.5cm" svg:y1="10.6cm" svg:x2="6.75cm" svg:y2="12cm" draw:start-shape="id3" draw:start-glue-point="2" draw:end-shape="id7">
          <text:p text:style-name="P3"/>
        </draw:connector>
        <draw:connector draw:style-name="gr4" draw:text-style-name="P2" draw:layer="layout" svg:x1="3.5cm" svg:y1="10.6cm" svg:x2="10.85cm" svg:y2="12cm" draw:start-shape="id3" draw:start-glue-point="2" draw:end-shape="id8">
          <text:p text:style-name="P3"/>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Albany AMT'" style:font-family-generic-asian="system" style:font-pitch-asian="variable" style:font-size-asian="24pt" style:language-asian="de" style:country-asian="DE" style:font-family-complex="'Albany AMT'" style:font-family-generic-complex="system" style:font-pitch-complex="variable" style:font-size-complex="24pt" style:language-complex="de" style:country-complex="D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lbany AMT'" style:font-family-generic-asian="system" style:font-pitch-asian="variable" style:font-size-asian="18pt" style:font-style-asian="normal" style:font-weight-asian="normal" style:font-family-complex="'Albany AMT'"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